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 style:writing-mode="lr-tb"/>
    </style:style>
    <style:style style:name="P4" style:family="paragraph" style:parent-style-name="Text_20_body">
      <style:paragraph-properties fo:text-align="start" style:justify-single-word="false" style:writing-mode="lr-tb"/>
      <style:text-properties officeooo:paragraph-rsid="00161ac3"/>
    </style:style>
    <style:style style:name="P5" style:family="paragraph" style:parent-style-name="Text_20_body">
      <style:paragraph-properties fo:text-align="start" style:justify-single-word="false" style:writing-mode="lr-tb"/>
      <style:text-properties fo:color="#2a6099" loext:opacity="100%" officeooo:rsid="0014c050" officeooo:paragraph-rsid="0014c050"/>
    </style:style>
    <style:style style:name="P6" style:family="paragraph" style:parent-style-name="Text_20_body">
      <style:paragraph-properties fo:text-align="start" style:justify-single-word="false" style:writing-mode="lr-tb"/>
      <style:text-properties fo:color="#2a6099" loext:opacity="100%" officeooo:rsid="00161ac3" officeooo:paragraph-rsid="00161ac3"/>
    </style:style>
    <style:style style:name="T1" style:family="text">
      <style:text-properties officeooo:rsid="0014c050"/>
    </style:style>
    <style:style style:name="T2" style:family="text">
      <style:text-properties fo:color="#2a6099" loext:opacity="100%" officeooo:rsid="00161ac3"/>
    </style:style>
    <style:style style:name="T3" style:family="text">
      <style:text-properties officeooo:rsid="00152f1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8_1_1_1733846843460_87"/>Translation Review unit 1</text:h>
      <text:p text:style-name="P2"/>
      <text:p text:style-name="P3">Send the translation of these sentences:</text:p>
      <text:p text:style-name="P3">1.¿Imprimes todos los documentos para estudiar o prefieres estudiar directamente de la plantalla?</text:p>
      <text:p text:style-name="P5">Do you print all the documents to study or do you prefer to studing “directly” form the screen?</text:p>
      <text:p text:style-name="P3">2.-El equipo se va a reunir la semana que viene, por lo tanto no sabemos qué va a pasar.</text:p>
      <text:p text:style-name="P5">The team is going to meet the next week, so, we don’t know what <text:span text:style-name="T3">is going to </text:span>happen</text:p>
      <text:p text:style-name="P3">3.- Nuestro portátil ya se ha apagado muchas veces y no sabemos qué hacer con él.</text:p>
      <text:p text:style-name="P5">Our desktop are turn<text:span text:style-name="T3">ed</text:span> off a lot of times and we don’t know what we can do with it.</text:p>
      <text:p text:style-name="P3">4.-Nuestra compañía <text:span text:style-name="T1">ya no está</text:span>en la red social X desde hace muchos meses porque ya no nos gusta.</text:p>
      <text:p text:style-name="P5">Our company aren’t in the social web X <text:span text:style-name="T3">for a lot of months</text:span> because it don´t like us.</text:p>
      <text:p text:style-name="P3">5.-¿Cuánto tiempo hace que tienes tu ordenador de sobremesa?</text:p>
      <text:p text:style-name="P6">How log have you had your desktop computer?</text:p>
      <text:p text:style-name="P3">6.-Ellos normalmente montan su propio ordenador, pero en esta ocasión han comprado ya uno montado.</text:p>
      <text:p text:style-name="P4"><text:span text:style-name="T2">They usually build their own computer, but this time they have bougth a prebuild on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7:07:54.674994911</meta:creation-date>
    <dc:date>2024-12-10T17:27:20.798536463</dc:date>
    <meta:editing-duration>PT8M3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196" meta:character-count="1057" meta:non-whitespace-character-count="875"/>
  </office:meta>
</office:document-meta>
</file>